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>Make map disappear when out of range.</text:p>
      <text:p text:style-name="P1">Generate cities (a shop and inn will suffice, maybe 3 hex radius) (Did not do 3 hex radius! Did 2x2 chunk block. In the long term, doesn't matter.)</text:p>
      <text:p text:style-name="P1">Keep cities when out of range.</text:p>
      <text:p text:style-name="P1">Create world to world passage. Keep that data stored.</text:p>
      <text:p text:style-name="P1">Code restructuring: Make a tile class in landscape.</text:p>
      <text:p text:style-name="P1"/>
      <text:p text:style-name="P1">To do:</text:p>
      <text:p text:style-name="P1"/>
      <text:p text:style-name="P1">Terrain:</text:p>
      <text:p text:style-name="P1">Terrain distortion (graphics related):</text:p>
      <text:p text:style-name="P1"><text:tab/>Invert a few hexes, change the hue of some others.</text:p>
      <text:p text:style-name="P1">Doodads (add into tile class)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clicks/keys.</text:p>
      <text:p text:style-name="P1"/>
      <text:p text:style-name="P1">Abilities:</text:p>
      <text:p text:style-name="P1"><text:soft-page-break/>Implement all that are currently in design.odt.</text:p>
      <text:p text:style-name="P1"/>
      <text:p text:style-name="P1">Skills:</text:p>
      <text:p text:style-name="P1"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11T02:05:59</dc:date>
    <dc:creator>Hooch </dc:creator>
    <meta:editing-duration>PT9M41S</meta:editing-duration>
    <meta:editing-cycles>17</meta:editing-cycles>
    <meta:document-statistic meta:table-count="0" meta:image-count="0" meta:object-count="0" meta:page-count="2" meta:paragraph-count="37" meta:word-count="263" meta:character-count="1594" meta:non-whitespace-character-count="1360"/>
  </office:meta>
</office:document-meta>
</file>